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de0" officeooo:paragraph-rsid="0007ede0"/>
    </style:style>
    <style:style style:name="P2" style:family="paragraph" style:parent-style-name="Standard">
      <style:text-properties officeooo:rsid="0008ef20" officeooo:paragraph-rsid="0008ef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Generation Ship</text:p>
      <text:p text:style-name="P2">sci-fi</text:p>
      <text:p text:style-name="P2">task</text:p>
      <text:p text:style-name="P2">You stand in a large room. Huge windows show the engines of your space ship. Beyond, you can see stars whipping past in the blackness of space. All around you are glass tubes, where sleeping people float suspended in vats of viscious fluid. A large clock takes up most of one wall, reading ‘T -minus 999 days until ship reaches the exit.’ Hopefully you’ve got a plan, or this will be one looooong voy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0:11.477543002</meta:creation-date>
    <dc:date>2018-10-21T14:56:05.580777001</dc:date>
    <meta:editing-duration>PT5M54S</meta:editing-duration>
    <meta:editing-cycles>2</meta:editing-cycles>
    <meta:generator>LibreOffice/6.0.3.2$Linux_X86_64 LibreOffice_project/00m0$Build-2</meta:generator>
    <meta:document-statistic meta:table-count="0" meta:image-count="0" meta:object-count="0" meta:page-count="1" meta:paragraph-count="5" meta:word-count="79" meta:character-count="432" meta:non-whitespace-character-count="358"/>
  </office:meta>
</office:document-meta>
</file>